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 text:style-name="P1"><text:span text:style-name="T1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91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91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cm" draw:transform="skewX (-0.000349065850398851) rotate (2.0943951023932) translate (6.97cm 9.534cm)">
              <text:p/>
  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cm" draw:transform="skewX (-0.000349065850398851) rotate (2.0943951023932) translate (15.97cm 9.534cm)">
          <text:p/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7cm" svg:height="3.6cm" draw:transform="skewX (-0.000349065850398851) rotate (2.0943951023932) translate (24.865cm 9.534cm)">
          <text:p/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06-11T11:20:03.763000000</dc:date>
    <meta:editing-duration>PT1H19M24S</meta:editing-duration>
    <meta:editing-cycles>38</meta:editing-cycles>
    <meta:generator>LibreOffice/4.1.5.3$Windows_x86 LibreOffice_project/1c1366bba2ba2b554cd2ca4d87c06da81c05d24</meta:generator>
    <meta:document-statistic meta:object-count="208"/>
  </office:meta>
</office:document-meta>
</file>